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102.75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3"/>
        <table:table-column table:default-cell-style-name="ACE-0" table:style-name="ACOL-7" table:number-columns-repeated="2"/>
        <table:table-column table:default-cell-style-name="ACE-0" table:style-name="ACOL-8"/>
        <table:table-column table:default-cell-style-name="ACE-0" table:style-name="ACOL-0" table:number-columns-repeated="3"/>
        <table:table-column table:default-cell-style-name="ACE-0" table:style-name="ACOL-0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04308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L regional peat_ Bottom peat_ 2 abscission layers_ 2 Urtica_ 1 Coleoptera frag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300000000000001">
            <text:p>−4.33</text:p>
          </table:table-cell>
          <table:table-cell table:style-name="ACE-0" office:value-type="float" office:value="0.13">
            <text:p>0.1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05207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1 Cornus sanguine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199999999999996">
            <text:p>−8.02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05237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3 Alisma_ 2 typha_ 1 Alnus_ 1 Solanum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900000000000006">
            <text:p>−8.89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05215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1 Alnus con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8200000000000003">
            <text:p>−9.8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05208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L regional peat_ Bottom peat_ 2 Cornus_ 2 Solanum_ 2 Alnus glutinosa_ 1 Atriplex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81">
            <text:p>−10.8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13683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380">
            <text:p>33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199999999999998">
            <text:p>−2.8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13685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4500000000000002">
            <text:p>−3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tC-1534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7700">
            <text:p>7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L regional peat_ Near top peat_ Alnus frui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0.539999999999999">
            <text:p>−20.54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HijmaCohen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tC-1540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L regional peat_ Bottom peat_ Mentha_ Alisma_ Carex_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350000000000001">
            <text:p>−22.35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string">
            <text:p>HijmaCohen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tC-14940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4699999999999998">
            <text:p>4.47</text:p>
          </table:table-cell>
          <table:table-cell table:style-name="ACE-0" office:value-type="float" office:value="7486">
            <text:p>7486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SL regional peat_ Top peat_ Mainly Alisma pl. and Scirpu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91">
            <text:p>−16.91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HijmaEtal2009,HijmaCohen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tC-14941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4699999999999998">
            <text:p>4.47</text:p>
          </table:table-cell>
          <table:table-cell table:style-name="ACE-0" office:value-type="float" office:value="7211">
            <text:p>7211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Bottom peat_ Mainly Alnus fruits and branch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210000000000001">
            <text:p>−15.21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string">
            <text:p>HijmaEtal2009,HijmaCohen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1151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899999999999999">
            <text:p>−6.59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1140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900000000000004">
            <text:p>−5.19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Jelgersma1961,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1146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1200000000000001">
            <text:p>−4.12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1147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499999999999998">
            <text:p>−3.5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1148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480">
            <text:p>348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49578</text:p>
          </table:table-cell>
          <table:table-cell table:style-name="ACE-0" office:value-type="float" office:value="51.780000000000001">
            <text:p>51.78</text:p>
          </table:table-cell>
          <table:table-cell table:style-name="ACE-0" office:value-type="float" office:value="4.3700000000000001">
            <text:p>4.37</text:p>
          </table:table-cell>
          <table:table-cell table:style-name="ACE-0" office:value-type="float" office:value="7185">
            <text:p>718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Top peat_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210000000000001">
            <text:p>−15.2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HijmaCohen201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49530</text:p>
          </table:table-cell>
          <table:table-cell table:style-name="ACE-0" office:value-type="float" office:value="52.119999999999997">
            <text:p>52.12</text:p>
          </table:table-cell>
          <table:table-cell table:style-name="ACE-0" office:value-type="float" office:value="4.3899999999999997">
            <text:p>4.39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L regional peat_ Bottom peat_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440000000000001">
            <text:p>−16.4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HijmaCohen201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42422</text:p>
          </table:table-cell>
          <table:table-cell table:style-name="ACE-0" office:value-type="float" office:value="51.770000000000003">
            <text:p>51.77</text:p>
          </table:table-cell>
          <table:table-cell table:style-name="ACE-0" office:value-type="float" office:value="4.2599999999999998">
            <text:p>4.26</text:p>
          </table:table-cell>
          <table:table-cell table:style-name="ACE-0" office:value-type="float" office:value="7485">
            <text:p>748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L regional peat_ Bottom peat_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7.129999999999999">
            <text:p>−17.1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HijmaCohen201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21460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3.9900000000000002">
            <text:p>3.99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SL regional peat_ Top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57">
            <text:p>−21.57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HijmaCohen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798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_ Alder roo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799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2985">
            <text:p>2985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SL regional peat_ Bottom peat_ Oak roo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433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7">
            <text:p>−3.2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434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099999999999998">
            <text:p>−3.5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45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699999999999999">
            <text:p>−6.67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49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2599999999999998">
            <text:p>−7.26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50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830">
            <text:p>583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75">
            <text:p>−7.7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53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665">
            <text:p>666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220000000000001">
            <text:p>−11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56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630000000000001">
            <text:p>−11.6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57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039999999999999">
            <text:p>−12.0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3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35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655">
            <text:p>4655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9">
            <text:p>−4.79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38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925">
            <text:p>492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25">
            <text:p>−5.2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40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200000000000001">
            <text:p>−5.62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41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275">
            <text:p>5275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3200000000000003">
            <text:p>−6.3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59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7105">
            <text:p>710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68">
            <text:p>−12.68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1202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Alnus bud scales_ Juncus_ Typha_ Lythrum and Urtica seeds.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7100000000000009">
            <text:p>−8.71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290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5899999999999999">
            <text:p>−9.59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302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390">
            <text:p>539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499999999999996">
            <text:p>−6.85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303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475">
            <text:p>547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399999999999997">
            <text:p>−6.6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305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96">
            <text:p>−5.9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307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005">
            <text:p>5005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300000000000001">
            <text:p>−5.8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288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4760">
            <text:p>47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21">
            <text:p>−5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289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4690">
            <text:p>469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9199999999999999">
            <text:p>−4.92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291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1600000000000001">
            <text:p>−9.1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292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9100000000000001">
            <text:p>−8.9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293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5999999999999996">
            <text:p>−8.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295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900">
            <text:p>590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600000000000005">
            <text:p>−8.0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5300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645">
            <text:p>564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100000000000001">
            <text:p>−7.4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6943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99999999999998">
            <text:p>4.05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L regional gyttja_ Gyttja on peat_ Fine matrix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9.100000000000001">
            <text:p>−19.1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VosEtal2011,Vos2013,Vos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04183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GW local peat_ Bottom peat_ 2 Scirpus_ 5 Alnus_ 3 Alisma plantago aquatic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9400000000000004">
            <text:p>−6.94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04181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W local peat_ Bottom peat_ 2 Alnus glutinosa_ 1 Alnus bu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1900000000000004">
            <text:p>−5.19</text:p>
          </table:table-cell>
          <table:table-cell table:style-name="ACE-0" office:value-type="float" office:value="0.13">
            <text:p>0.13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04182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430">
            <text:p>54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GW local peat_ Bottom peat_ 2 Scirpus_ 2 Carex_ 5 Alnus glutinosa_ 3 Oenanth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1100000000000003">
            <text:p>−6.11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tC-15342</text:p>
          </table:table-cell>
          <table:table-cell table:style-name="ACE-0" office:value-type="float" office:value="51.950000000000003">
            <text:p>51.95</text:p>
          </table:table-cell>
          <table:table-cell table:style-name="ACE-0" office:value-type="float" office:value="4.3700000000000001">
            <text:p>4.37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W local peat_ Mentha_ Stacchus_ Scirpus lacustri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199999999999999">
            <text:p>−15.2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string">
            <text:p>Hijma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32037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Top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HijmaEtal2009,HijmaCohen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32101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Bottom peat_ Phragmites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220000000000001">
            <text:p>−14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HijmaEtal2009,HijmaCohen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30066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32">
            <text:p>−15.3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ijmaEtal2009,HijmaCohen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30067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41">
            <text:p>−15.4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ijmaEtal2009,HijmaCohen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2283</text:p>
          </table:table-cell>
          <table:table-cell table:style-name="ACE-0" office:value-type="float" office:value="51.659999999999997">
            <text:p>51.66</text:p>
          </table:table-cell>
          <table:table-cell table:style-name="ACE-0" office:value-type="float" office:value="3.9700000000000002">
            <text:p>3.97</text:p>
          </table:table-cell>
          <table:table-cell table:style-name="ACE-0" office:value-type="float" office:value="7850">
            <text:p>785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220000000000001">
            <text:p>−14.2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Jelgersma1961,Kiden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1160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945">
            <text:p>594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7300000000000004">
            <text:p>−6.73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1145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0899999999999999">
            <text:p>−7.0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1144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3300000000000001">
            <text:p>−4.33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42322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W local peat_ 2_5 Carex kaf_ 1_25 Lycopus europaeus_ 7 Carex rostrata/vesicaria_ 1 Alisma plantago-aquatica_ 1 Berula erecta_ 1 Phragmites_ 2 scirpus lacustris_ 1/2 Stachys palustris_ 1 Mentha aquatica/arvensi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350000000000001">
            <text:p>−18.35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HijmaCohen201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42323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3799999999999999">
            <text:p>4.38</text:p>
          </table:table-cell>
          <table:table-cell table:style-name="ACE-0" office:value-type="float" office:value="7725">
            <text:p>772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W local peat_ Alisma plantago-aquatica +++_ 7 trigonous Carex sp._ 2 Oenanthe aquatica_ 5 Berula erecta_ 5 Mentha aquarita and arvensis_ 2 Stachys palustris_ 1 Lycopus europaeu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32">
            <text:p>−16.3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ijmaCohen201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40438</text:p>
          </table:table-cell>
          <table:table-cell table:style-name="ACE-0" office:value-type="float" office:value="51.68">
            <text:p>51.68</text:p>
          </table:table-cell>
          <table:table-cell table:style-name="ACE-0" office:value-type="float" office:value="3.8399999999999999">
            <text:p>3.84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Wood fragme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559999999999999">
            <text:p>−18.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13">
            <text:p>0.13</text:p>
          </table:table-cell>
          <table:table-cell table:style-name="ACE-0" office:value-type="string">
            <text:p>Slupik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929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495">
            <text:p>649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9499999999999993">
            <text:p>−9.9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928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670">
            <text:p>667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9800000000000004">
            <text:p>−9.9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927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670">
            <text:p>667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470000000000001">
            <text:p>−10.4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916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245">
            <text:p>6245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8599999999999994">
            <text:p>−8.86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917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325">
            <text:p>6325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5">
            <text:p>−9.25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431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455">
            <text:p>3455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899999999999999">
            <text:p>−2.69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432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8999999999999999">
            <text:p>−2.9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931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7200000000000006">
            <text:p>−8.72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8930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4299999999999997">
            <text:p>−9.43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30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3300000000000001">
            <text:p>−3.3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42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90">
            <text:p>54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2300000000000004">
            <text:p>−6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43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4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300000000000002">
            <text:p>−6.53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46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7199999999999998">
            <text:p>−6.7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48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685">
            <text:p>5685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9199999999999999">
            <text:p>−6.9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52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970000000000001">
            <text:p>−10.9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31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245">
            <text:p>424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6400000000000001">
            <text:p>−3.6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55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835">
            <text:p>683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27">
            <text:p>−11.2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32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07833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525">
            <text:p>452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1399999999999997">
            <text:p>−4.14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21465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3.8300000000000001">
            <text:p>3.83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.800000000000001">
            <text:p>−23.8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vanHeterenEtal200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21466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3.8199999999999998">
            <text:p>3.82</text:p>
          </table:table-cell>
          <table:table-cell table:style-name="ACE-0" office:value-type="float" office:value="9220">
            <text:p>922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.370000000000001">
            <text:p>−25.37</text:p>
          </table:table-cell>
          <table:table-cell table:style-name="ACE-0" office:value-type="float" office:value="0.27000000000000002">
            <text:p>0.2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HeterenEtal200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21464</text:p>
          </table:table-cell>
          <table:table-cell table:style-name="ACE-0" office:value-type="float" office:value="51.939999999999998">
            <text:p>51.94</text:p>
          </table:table-cell>
          <table:table-cell table:style-name="ACE-0" office:value-type="float" office:value="3.8399999999999999">
            <text:p>3.84</text:p>
          </table:table-cell>
          <table:table-cell table:style-name="ACE-0" office:value-type="float" office:value="9080">
            <text:p>908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4.82">
            <text:p>−24.82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vanHeterenEtal200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6282</text:p>
          </table:table-cell>
          <table:table-cell table:style-name="ACE-0" office:value-type="float" office:value="51.579999999999998">
            <text:p>51.5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07">
            <text:p>−12.07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Vos1992,Kiden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6937</text:p>
          </table:table-cell>
          <table:table-cell table:style-name="ACE-0" office:value-type="float" office:value="51.640000000000001">
            <text:p>51.64</text:p>
          </table:table-cell>
          <table:table-cell table:style-name="ACE-0" office:value-type="float" office:value="4.1200000000000001">
            <text:p>4.12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52">
            <text:p>−14.5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Vos1992,Kiden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55010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">
            <text:p>4.04</text:p>
          </table:table-cell>
          <table:table-cell table:style-name="ACE-0" office:value-type="float" office:value="7755">
            <text:p>77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510000000000002">
            <text:p>−20.5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os2013,VosCohen2014,Vos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55012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">
            <text:p>4.04</text:p>
          </table:table-cell>
          <table:table-cell table:style-name="ACE-0" office:value-type="float" office:value="7875">
            <text:p>787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609999999999999">
            <text:p>−20.6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54926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7880">
            <text:p>78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77">
            <text:p>−20.77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54928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030">
            <text:p>80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809999999999999">
            <text:p>−20.8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54924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210000000000001">
            <text:p>−21.2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55001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300000000000002">
            <text:p>4.03</text:p>
          </table:table-cell>
          <table:table-cell table:style-name="ACE-0" office:value-type="float" office:value="8135">
            <text:p>813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">
            <text:p>−22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55018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300000000000002">
            <text:p>4.03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760000000000002">
            <text:p>−21.76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Vos2013,VosCohen2014,Vos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55016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260000000000002">
            <text:p>−21.26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A-55038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690000000000001">
            <text:p>−21.69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6913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99999999999998">
            <text:p>4.0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_ Bottom peat_ Fine matrix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629999999999999">
            <text:p>−19.63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osEtal2011,Vos2013,Vos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47584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8460">
            <text:p>84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_ Bottom peat_ matrix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.25">
            <text:p>−22.25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osEtal2010,Vos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47585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_ Top peat_ matrix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.190000000000001">
            <text:p>−22.19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osEtal2010,Vos2013</text:p>
          </table:table-cell>
          <table:table-cell table:number-columns-repeated="240" table:style-name="ACE-0"/>
        </table:table-row>
        <table:table-row table:style-name="AROW-0" table:number-rows-repeated="75">
          <table:table-cell table:number-columns-repeated="256" table:style-name="ACE-0"/>
        </table:table-row>
        <table:table-row table:style-name="AROW-0" table:number-rows-repeated="65355">
          <table:table-cell table:number-columns-repeated="256"/>
        </table:table-row>
        <table:table-row table:style-name="AROW-0" table:number-rows-repeated="3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1">
          <gnm:selection gnm:start-col="15" gnm:start-row="1" gnm:end-col="15" gnm:end-row="10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4T03:38:5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